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12cm" svg:stroke-color="#336699" draw:marker-start-width="0.517cm" draw:marker-end="Arrow" draw:marker-end-width="0.617cm" draw:fill="solid" draw:fill-color="#3399ff" draw:opacity="100%" draw:opacity-name="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color="#3399ff" draw:fill="none" draw:textarea-vertical-align="middle"/>
    </style:style>
    <style:style style:name="gr3" style:family="graphic" style:parent-style-name="standard">
      <style:graphic-properties svg:stroke-color="#3399ff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3399ff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color="#3399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4cm" svg:y1="0.508cm" svg:x2="2.667cm" svg:y2="13.589cm">
          <text:p/>
        </draw:line>
        <draw:line draw:style-name="gr2" draw:text-style-name="P1" draw:layer="layout" svg:x1="1.143cm" svg:y1="4.572cm" svg:x2="8.763cm" svg:y2="4.572cm">
          <text:p/>
        </draw:line>
        <draw:custom-shape draw:style-name="gr3" draw:text-style-name="P1" draw:layer="layout" svg:width="1.397cm" svg:height="7.62cm" svg:x="3.937cm" svg:y="1.01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381cm" svg:height="0.381cm" svg:x="5.11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4" svg:width="1.397cm" svg:height="3.429cm" svg:x="3.937cm" svg:y="8.63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2" draw:layer="Layer4" svg:width="1.332cm" svg:height="0.725cm" svg:x="2.478cm" svg:y="0.672cm">
          <draw:text-box>
            <text:p text:style-name="P2">9:30</text:p>
          </draw:text-box>
        </draw:frame>
        <draw:frame draw:style-name="gr5" draw:text-style-name="P2" draw:layer="Layer4" svg:width="1.569cm" svg:height="0.725cm" svg:x="2.468cm" svg:y="8.382cm">
          <draw:text-box>
            <text:p text:style-name="P2">10:30</text:p>
          </draw:text-box>
        </draw:frame>
        <draw:frame draw:style-name="gr5" draw:text-style-name="P2" draw:layer="Layer4" svg:width="1.569cm" svg:height="0.725cm" svg:x="2.54cm" svg:y="11.721cm">
          <draw:text-box>
            <text:p text:style-name="P2">10:45</text:p>
          </draw:text-box>
        </draw:frame>
        <draw:custom-shape draw:style-name="gr3" draw:text-style-name="P1" draw:layer="Layer4" svg:width="2.159cm" svg:height="0.762cm" svg:x="4.191cm" svg:y="4.82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" draw:text-style-name="P1" draw:layer="Layer4" svg:width="2.159cm" svg:height="1.905cm" svg:x="4.191cm" svg:y="5.84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2" draw:layer="Layer4" svg:width="1.569cm" svg:height="0.725cm" svg:x="2.495cm" svg:y="4.482cm">
          <draw:text-box>
            <text:p text:style-name="P2">10:01</text:p>
          </draw:text-box>
        </draw:frame>
        <draw:frame draw:style-name="gr5" draw:text-style-name="P2" draw:layer="Layer4" svg:width="1.569cm" svg:height="0.725cm" svg:x="2.54cm" svg:y="5.117cm">
          <draw:text-box>
            <text:p text:style-name="P2">10:05</text:p>
          </draw:text-box>
        </draw:frame>
        <draw:frame draw:style-name="gr5" draw:text-style-name="P2" draw:layer="Layer4" svg:width="1.569cm" svg:height="0.725cm" svg:x="2.54cm" svg:y="5.588cm">
          <draw:text-box>
            <text:p text:style-name="P2">10:08</text:p>
          </draw:text-box>
        </draw:frame>
        <draw:frame draw:style-name="gr5" draw:text-style-name="P2" draw:layer="Layer4" svg:width="1.569cm" svg:height="0.725cm" svg:x="2.54cm" svg:y="7.403cm">
          <draw:text-box>
            <text:p text:style-name="P2">10:20</text:p>
          </draw:text-box>
        </draw:frame>
        <draw:custom-shape draw:style-name="gr6" draw:text-style-name="P1" draw:layer="Layer4" svg:width="2.54cm" svg:height="7.62cm" svg:x="5.08cm" svg:y="1.01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" draw:text-style-name="P1" draw:layer="Layer4" svg:x1="1.143cm" svg:y1="7.112cm" svg:x2="8.763cm" svg:y2="7.112cm">
          <text:p/>
        </draw:line>
        <draw:line draw:style-name="gr7" draw:text-style-name="P1" draw:layer="Layer4" svg:x1="1.143cm" svg:y1="4.953cm" svg:x2="8.763cm" svg:y2="4.953cm">
          <text:p/>
        </draw:line>
        <draw:custom-shape draw:style-name="gr8" draw:text-style-name="P1" draw:layer="Layer4" svg:width="0.381cm" svg:height="0.381cm" svg:x="7.438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0.381cm" svg:height="0.381cm" svg:x="5.116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0.381cm" svg:height="0.381cm" svg:x="6.179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er4" svg:width="1.645cm" svg:height="0.738cm" svg:x="4.959cm" svg:y="12.724cm">
          <draw:text-box>
            <text:p text:style-name="P3"><text:span text:style-name="T1">ID = 1</text:span></text:p>
          </draw:text-box>
        </draw:frame>
        <draw:frame draw:style-name="gr9" draw:text-style-name="P4" draw:layer="Layer4" svg:width="1.764cm" svg:height="0.738cm" svg:x="4.953cm" svg:y="13.105cm">
          <draw:text-box>
            <text:p text:style-name="P4"><text:span text:style-name="T2">ID = 2 </text:span></text:p>
          </draw:text-box>
        </draw:frame>
        <draw:frame draw:style-name="gr10" draw:text-style-name="P5" draw:layer="Layer4" svg:width="0.858cm" svg:height="0.603cm" svg:x="5.238cm" svg:y="3.969cm">
          <draw:text-box>
            <text:p><text:span text:style-name="T3">10</text:span></text:p>
          </draw:text-box>
        </draw:frame>
        <draw:frame draw:style-name="gr10" draw:text-style-name="P5" draw:layer="Layer4" svg:width="0.858cm" svg:height="0.603cm" svg:x="5.238cm" svg:y="6.477cm">
          <draw:text-box>
            <text:p><text:span text:style-name="T3">10</text:span></text:p>
          </draw:text-box>
        </draw:frame>
        <draw:frame draw:style-name="gr10" draw:text-style-name="P5" draw:layer="Layer4" svg:width="0.858cm" svg:height="0.603cm" svg:x="6.254cm" svg:y="6.477cm">
          <draw:text-box>
            <text:p><text:span text:style-name="T3">30</text:span></text:p>
          </draw:text-box>
        </draw:frame>
        <draw:frame draw:style-name="gr10" draw:text-style-name="P5" draw:layer="Layer4" svg:width="0.858cm" svg:height="0.603cm" svg:x="7.524cm" svg:y="4.39cm">
          <draw:text-box>
            <text:p><text:span text:style-name="T3">50</text:span></text:p>
          </draw:text-box>
        </draw:frame>
        <draw:frame draw:style-name="gr5" draw:text-style-name="P2" draw:layer="Layer4" svg:width="1.569cm" svg:height="0.725cm" svg:x="0.971cm" svg:y="4.228cm">
          <draw:text-box>
            <text:p text:style-name="P2">10:00</text:p>
          </draw:text-box>
        </draw:frame>
        <draw:frame draw:style-name="gr5" draw:text-style-name="P2" draw:layer="Layer4" svg:width="1.569cm" svg:height="0.725cm" svg:x="0.971cm" svg:y="4.609cm">
          <draw:text-box>
            <text:p text:style-name="P2">10:01</text:p>
          </draw:text-box>
        </draw:frame>
        <draw:frame draw:style-name="gr5" draw:text-style-name="P2" draw:layer="Layer4" svg:width="1.569cm" svg:height="0.725cm" svg:x="0.971cm" svg:y="6.768cm">
          <draw:text-box>
            <text:p text:style-name="P2">10:15</text:p>
          </draw:text-box>
        </draw:frame>
        <draw:frame draw:style-name="gr5" draw:text-style-name="P2" draw:layer="Layer4" svg:width="1.433cm" svg:height="0.725cm" svg:x="1.905cm" svg:y="13.589cm">
          <draw:text-box>
            <text:p text:style-name="P2"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9cm" fo:page-height="14.8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24T10:02:31.42</meta:creation-date>
    <dc:date>2017-12-25T20:53:40.49</dc:date>
    <meta:editing-duration>PT12M38S</meta:editing-duration>
    <meta:editing-cycles>1</meta:editing-cycles>
    <meta:document-statistic meta:object-count="30"/>
    <meta:generator>OpenOffice/4.1.4$Win32 OpenOffice.org_project/414m5$Build-9788</meta:generator>
  </office:meta>
</office:document-meta>
</file>